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WW8Num2">
      <style:paragraph-properties fo:margin-top="0.106cm" fo:margin-bottom="0.106cm"/>
    </style:style>
    <style:style style:name="P24" style:family="paragraph" style:parent-style-name="Heading_20_1">
      <style:paragraph-properties style:snap-to-layout-grid="false"/>
    </style:style>
    <style:style style:name="P25" style:family="paragraph" style:parent-style-name="Heading_20_2">
      <style:paragraph-properties style:snap-to-layout-gri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style="italic" style:font-size-asian="8pt" style:font-style-asian="italic" style:font-style-complex="italic"/>
    </style:style>
    <style:style style:name="T3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4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5" style:family="text">
      <style:text-properties style:font-name="Arial" fo:font-size="10pt" fo:language="de" fo:country="DE" style:font-size-asian="10pt" style:font-name-complex="Arial"/>
    </style:style>
    <style:style style:name="T6" style:family="text">
      <style:text-properties style:font-name="Wingdings" fo:font-size="10pt" fo:language="de" fo:country="DE" style:font-size-asian="10pt"/>
    </style:style>
    <style:style style:name="T7" style:family="text">
      <style:text-properties fo:font-size="10pt"/>
    </style:style>
    <style:style style:name="T8" style:family="text">
      <style:text-properties style:font-size-asian="10pt"/>
    </style:style>
    <style:style style:name="T9" style:family="text">
      <style:text-properties style:font-name-complex="Ari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3831032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4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4-19">
            <text:p text:style-name="P10">19.04.10</text:p>
          </table:table-cell>
          <table:table-cell table:style-name="Table1.C2" office:value-type="string">
            <text:p text:style-name="P10">KW-15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4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4">Letzte Woche (12.04. bis 16.04.2010) :</text:span><text:change-start text:change-id="ct163831032"/><text:span text:style-name="T4"> </text:span><text:change-end text:change-id="ct163831032"/></text:p>
          </table:table-cell>
        </table:table-row>
        <table:table-row table:style-name="Table3.1">
          <table:table-cell table:style-name="Table3.A2" office:value-type="string">
            <text:list xml:id="list33261904" text:style-name="WW8Num2">
              <text:list-item>
                <text:p text:style-name="P20"><text:s/>Neuer Glättungs-Algorithmus: Uniform Rational B-Splines</text:p>
              </text:list-item>
              <text:list-item>
                <text:p text:style-name="P19"><text:s/>Gewichtung der Knoten im Graph</text:p>
              </text:list-item>
              <text:list-item>
                <text:p text:style-name="P19"><text:s/>Microgesture Erkennung 2-Stufig: Zuerst bei den Spitzkehren auftrennen, einzelne Teile glätten, dann die Microgesture-Erkennung starten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19.04. bis 23.04.2010) :</text:p>
          </table:table-cell>
        </table:table-row>
        <table:table-row table:style-name="Table4.1">
          <table:table-cell table:style-name="Table4.A2" office:value-type="string">
            <text:list xml:id="list35144705" text:continue-numbering="true" text:style-name="WW8Num2">
              <text:list-item>
                <text:p text:style-name="P23">Graph aufbauen </text:p>
              </text:list-item>
              <text:list-item>
                <text:p text:style-name="P19">Erkennung in Android integrieren</text:p>
              </text:list-item>
              <text:list-item>
                <text:p text:style-name="P19">Erweiterte Statistiken aufzeichnen (Für Microgesture Erkennung)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5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5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5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3278276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5145838" text:continue-list="list35144705" text:style-name="WW8Num2">
              <text:list-item>
                <text:p text:style-name="P20"/>
              </text:list-item>
            </text:list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6"></text:span><text:span text:style-name="T5"> Ja</text:span></text:p>
          </table:table-cell>
          <table:table-cell table:style-name="Table9.C2" office:value-type="string">
            <text:p text:style-name="P3"><text:span text:style-name="T6"></text:span><text:span text:style-name="T5"> Nein</text:span></text:p>
          </table:table-cell>
          <table:table-cell table:style-name="Table9.D2" office:value-type="string">
            <text:p text:style-name="P7"><text:span text:style-name="T6"></text:span><text:span text:style-name="T6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19. April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4-19T15:04:25.84</dc:date>
    <meta:print-date>2001-07-24T10:32:00</meta:print-date>
    <meta:editing-cycles>16</meta:editing-cycles>
    <meta:generator>OpenOffice.org/3.2$Win32 OpenOffice.org_project/320m12$Build-9483</meta:generator>
    <meta:editing-duration>PT03H01M28S</meta:editing-duration>
    <meta:document-statistic meta:table-count="10" meta:image-count="0" meta:object-count="0" meta:page-count="3" meta:paragraph-count="62" meta:word-count="135" meta:character-count="924"/>
  </office:meta>
</office:document-meta>
</file>